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7000001BD554339B4BB135D8D.png" manifest:media-type="image/png"/>
  <manifest:file-entry manifest:full-path="Pictures/100000000000011A00000068AE25DF3667C7410A.png" manifest:media-type="image/png"/>
  <manifest:file-entry manifest:full-path="Pictures/10000000000001ED00000176CDE85FD8B4351B19.png" manifest:media-type="image/png"/>
  <manifest:file-entry manifest:full-path="Pictures/10000000000000F8000001BF827BF401535BD338.png" manifest:media-type="image/png"/>
  <manifest:file-entry manifest:full-path="Pictures/10000000000000FD0000014AB4477D26E87C92D9.png" manifest:media-type="image/png"/>
  <manifest:file-entry manifest:full-path="Pictures/100000000000020100000283A9DD3CB846F4C6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100%" draw:fill-color="#729fcf" draw:opacity="85%" draw:textarea-horizontal-align="justify" draw:textarea-vertical-align="middle" draw:auto-grow-height="false" fo:min-height="3.306cm" fo:min-width="18.55cm"/>
    </style:style>
    <style:style style:name="gr3" style:family="graphic" style:parent-style-name="standard">
      <style:graphic-properties draw:textarea-horizontal-align="justify" draw:textarea-vertical-align="middle" draw:auto-grow-height="false" fo:min-height="2.355cm" fo:min-width="2.105cm"/>
    </style:style>
    <style:style style:name="gr4" style:family="graphic" style:parent-style-name="objectwithoutfill">
      <style:graphic-properties svg:stroke-width="0.106cm" svg:stroke-color="#ff0000" draw:marker-start-width="0.358cm" draw:marker-end-width="0.358cm" draw:fill="solid" draw:fill-color="#ff0000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svg:stroke-opacity="100%" draw:fill-color="#729fcf" draw:opacity="85%" draw:textarea-horizontal-align="justify" draw:textarea-vertical-align="middle" draw:auto-grow-height="false" fo:min-height="3.687cm" fo:min-width="10.676cm"/>
    </style:style>
    <style:style style:name="gr6" style:family="graphic" style:parent-style-name="standard">
      <style:graphic-properties draw:fill-color="#8d1d75" draw:textarea-horizontal-align="justify" draw:textarea-vertical-align="middle" draw:auto-grow-height="false" fo:min-height="0cm" fo:min-width="1.532cm"/>
    </style:style>
    <style:style style:name="gr7" style:family="graphic" style:parent-style-name="standard">
      <style:graphic-properties draw:fill-color="#8d1d75" draw:textarea-horizontal-align="justify" draw:textarea-vertical-align="middle" draw:auto-grow-height="false" fo:min-height="0cm" fo:min-width="2.802cm"/>
    </style:style>
    <style:style style:name="gr8" style:family="graphic" style:parent-style-name="standard">
      <style:graphic-properties draw:fill-color="#8d1d75" draw:textarea-horizontal-align="justify" draw:textarea-vertical-align="middle" draw:auto-grow-height="false" fo:min-height="0.512cm" fo:min-width="2.802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2.798cm" fo:min-width="2.802cm"/>
    </style:style>
    <style:style style:name="gr12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1.024cm"/>
    </style:style>
    <style:style style:name="gr1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.897cm"/>
    </style:style>
    <style:style style:name="gr1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 draw:opacity="85%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8d1d75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24cm" svg:height="13.191cm" svg:x="1.017cm" svg:y="1.635cm">
          <draw:image xlink:href="Pictures/100000000000020100000283A9DD3CB846F4C6CD.png" xlink:type="simple" xlink:show="embed" xlink:actuate="onLoad" loext:mime-type="image/png">
            <text:p/>
          </draw:image>
        </draw:frame>
        <draw:frame draw:style-name="gr1" draw:text-style-name="P1" draw:layer="layout" svg:width="6.561cm" svg:height="11.826cm" svg:x="21.744cm" svg:y="1.874cm">
          <draw:image xlink:href="Pictures/10000000000000F8000001BF827BF401535BD338.png" xlink:type="simple" xlink:show="embed" xlink:actuate="onLoad" loext:mime-type="image/png">
            <text:p/>
          </draw:image>
        </draw:frame>
        <draw:frame draw:style-name="gr1" draw:text-style-name="P1" draw:layer="layout" svg:width="6.693cm" svg:height="8.73cm" svg:x="13.7cm" svg:y="2.143cm">
          <draw:image xlink:href="Pictures/10000000000000FD0000014AB4477D26E87C92D9.png" xlink:type="simple" xlink:show="embed" xlink:actuate="onLoad" loext:mime-type="image/png">
            <text:p/>
          </draw:image>
        </draw:frame>
        <draw:frame draw:style-name="gr1" draw:text-style-name="P1" draw:layer="layout" svg:width="8.639cm" svg:height="6.553cm" svg:x="11.792cm" svg:y="12.735cm">
          <draw:image xlink:href="Pictures/10000000000001ED00000176CDE85FD8B4351B19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445cm" svg:height="1.713cm" svg:x="22.463cm" svg:y="6.588cm">
          <draw:image xlink:href="Pictures/100000000000011A00000068AE25DF3667C7410A.png" xlink:type="simple" xlink:show="embed" xlink:actuate="onLoad" loext:mime-type="image/png">
            <text:p/>
          </draw:image>
        </draw:frame>
        <draw:frame draw:style-name="gr1" draw:text-style-name="P1" draw:layer="layout" svg:width="2.881cm" svg:height="2.921cm" svg:x="2.651cm" svg:y="8.112cm">
          <draw:image xlink:href="Pictures/10000000000001B7000001BD554339B4BB135D8D.png" xlink:type="simple" xlink:show="embed" xlink:actuate="onLoad" loext:mime-type="image/png">
            <text:p/>
          </draw:image>
        </draw:frame>
        <draw:frame draw:style-name="gr1" draw:text-style-name="P1" draw:layer="layout" svg:width="9.525cm" svg:height="2.794cm" svg:x="7.858cm" svg:y="5.826cm">
          <draw:image xlink:href="Pictures/100000000000011A00000068AE25DF3667C7410A.png" xlink:type="simple" xlink:show="embed" xlink:actuate="onLoad" loext:mime-type="image/png">
            <text:p/>
          </draw:image>
        </draw:frame>
        <draw:custom-shape draw:style-name="gr2" draw:text-style-name="P2" draw:layer="layout" svg:width="19.05cm" svg:height="3.556cm" svg:x="7.731cm" svg:y="7.7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3.683cm" svg:x="2.524cm" svg:y="7.858cm">
          <text:p/>
          <draw:enhanced-geometry svg:viewBox="0 0 21600 21600" draw:glue-points="10800 0 3163 3163 0 10800 3163 18437 10800 21600 18437 18437 21600 10800 18437 3163" draw:text-areas="3163 3163 18437 18437" draw:type="ring" draw:modifiers="873.6156351791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3" draw:layer="layout" svg:x1="10.144cm" svg:y1="7.477cm" svg:x2="10.906cm" svg:y2="6.588cm">
          <text:p/>
        </draw:line>
        <draw:line draw:style-name="gr4" draw:text-style-name="P3" draw:layer="layout" svg:x1="10.906cm" svg:y1="6.588cm" svg:x2="11.541cm" svg:y2="7.477cm">
          <text:p/>
        </draw:line>
        <draw:line draw:style-name="gr4" draw:text-style-name="P3" draw:layer="layout" svg:x1="11.541cm" svg:y1="7.477cm" svg:x2="12.049cm" svg:y2="6.588cm">
          <text:p/>
        </draw:line>
        <draw:line draw:style-name="gr4" draw:text-style-name="P3" draw:layer="layout" svg:x1="12.049cm" svg:y1="6.588cm" svg:x2="12.684cm" svg:y2="7.477cm">
          <text:p/>
        </draw:line>
        <draw:line draw:style-name="gr4" draw:text-style-name="P3" draw:layer="layout" svg:x1="12.684cm" svg:y1="7.477cm" svg:x2="13.065cm" svg:y2="6.715cm">
          <text:p/>
        </draw:line>
        <draw:line draw:style-name="gr4" draw:text-style-name="P3" draw:layer="layout" svg:x1="13.065cm" svg:y1="6.715cm" svg:x2="13.446cm" svg:y2="7.477cm">
          <text:p/>
        </draw:line>
        <draw:line draw:style-name="gr4" draw:text-style-name="P3" draw:layer="layout" svg:x1="13.446cm" svg:y1="7.477cm" svg:x2="13.954cm" svg:y2="6.842cm">
          <text:p/>
        </draw:line>
        <draw:line draw:style-name="gr4" draw:text-style-name="P3" draw:layer="layout" svg:x1="13.954cm" svg:y1="6.842cm" svg:x2="14.335cm" svg:y2="7.35cm">
          <text:p/>
        </draw:line>
      </draw:page>
      <draw:page draw:name="page3" draw:style-name="dp1" draw:master-page-name="Default">
        <draw:frame draw:style-name="gr1" draw:text-style-name="P1" draw:layer="layout" svg:width="2.881cm" svg:height="2.921cm" svg:x="2.651cm" svg:y="8.112cm">
          <draw:image xlink:href="Pictures/10000000000001B7000001BD554339B4BB135D8D.png" xlink:type="simple" xlink:show="embed" xlink:actuate="onLoad" loext:mime-type="image/png">
            <text:p/>
          </draw:image>
        </draw:frame>
        <draw:custom-shape draw:style-name="gr5" draw:text-style-name="P2" draw:layer="layout" svg:width="11.176cm" svg:height="3.937cm" svg:x="7.731cm" svg:y="7.7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3.683cm" svg:x="2.524cm" svg:y="7.858cm">
          <text:p/>
          <draw:enhanced-geometry svg:viewBox="0 0 21600 21600" draw:glue-points="10800 0 3163 3163 0 10800 3163 18437 10800 21600 18437 18437 21600 10800 18437 3163" draw:text-areas="3163 3163 18437 18437" draw:type="ring" draw:modifiers="873.6156351791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4" draw:layer="layout" svg:width="2.032cm" svg:height="0.127cm" svg:x="16.914cm" svg:y="9.4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0.127cm" draw:transform="rotate (-0.473507826066062) translate (19.004cm 9.48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3.683cm" svg:x="21.574cm" svg:y="7.731cm">
          <text:p/>
          <draw:enhanced-geometry svg:viewBox="0 0 21600 21600" draw:glue-points="10800 0 3163 3163 0 10800 3163 18437 10800 21600 18437 18437 21600 10800 18437 3163" draw:text-areas="3163 3163 18437 18437" draw:type="ring" draw:modifiers="873.6156351791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4" draw:layer="layout" svg:width="3.302cm" svg:height="0.127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2cm" svg:height="0.762cm" svg:x="21.701cm" svg:y="9.89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0.177cm" svg:y1="9.509cm" svg:x2="20.177cm" svg:y2="7.477cm">
          <text:p/>
        </draw:line>
        <draw:line draw:style-name="gr9" draw:text-style-name="P5" draw:layer="layout" svg:x1="20.304cm" svg:y1="10.525cm" svg:x2="20.304cm" svg:y2="12.684cm">
          <text:p/>
        </draw:line>
        <draw:frame draw:style-name="gr10" draw:text-style-name="P6" draw:layer="layout" svg:width="2.032cm" svg:height="0.962cm" svg:x="19.034cm" svg:y="6.461cm">
          <draw:text-box>
            <text:p>Left </text:p>
          </draw:text-box>
        </draw:frame>
        <draw:frame draw:style-name="gr10" draw:text-style-name="P6" draw:layer="layout" svg:width="2.032cm" svg:height="0.962cm" svg:x="19.415cm" svg:y="12.992cm">
          <draw:text-box>
            <text:p>Right </text:p>
          </draw:text-box>
        </draw:frame>
        <draw:custom-shape draw:style-name="gr11" draw:text-style-name="P4" draw:layer="layout" svg:width="3.302cm" svg:height="3.048cm" svg:x="20.812cm" svg:y="2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0.127cm" svg:x="20.939cm" svg:y="3.9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397cm" svg:height="0.127cm" svg:x="22.59cm" svg:y="3.921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794cm" svg:height="0.962cm" svg:x="24.368cm" svg:y="2.905cm">
          <draw:text-box>
            <text:p><text:span text:style-name="T1">Laser cut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6:47:00.173133625</meta:creation-date>
    <dc:date>2023-04-20T21:41:38.480343750</dc:date>
    <meta:editing-duration>PT14M20S</meta:editing-duration>
    <meta:editing-cycles>3</meta:editing-cycles>
    <meta:generator>LibreOffice/6.4.7.2$Linux_X86_64 LibreOffice_project/40$Build-2</meta:generator>
    <meta:document-statistic meta:object-count="33"/>
  </office:meta>
</office:document-meta>
</file>